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0e5b82" officeooo:paragraph-rsid="000e5b82"/>
    </style:style>
    <style:style style:name="P2" style:family="paragraph" style:parent-style-name="Standard">
      <loext:graphic-properties draw:fill="none"/>
      <style:paragraph-properties fo:margin-left="0in" fo:margin-right="0in" fo:text-indent="0.5in" style:auto-text-indent="false" fo:background-color="transparent"/>
      <style:text-properties officeooo:rsid="000e5b82" officeooo:paragraph-rsid="000e5b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challenges:</text:p>
      <text:p text:style-name="P2"/>
      <text:p text:style-name="P2">Finishing my degree has been a huge challenge. I’ve been struggling to complete some of the more difficult work, especially when it comes to coding. It’s as if I get to a certain threshold in Python or Java and my brain refuses to understand anymore. The hard and more complex it gets, the more I feel incapable.</text:p>
      <text:p text:style-name="P2">Furthermore, I’ve been dealing with depression the past few years, especially since my brother moved in with me. His presence has affected my ability to focus, to the point where I would mostly do my schoolwork when he wasn’t home. It’s been especially difficult because he seems to be doing everything he can to skate through life without a job, so he’s home quite a lot.</text:p>
      <text:p text:style-name="P2">Throughout the course of this IT degree, I’ve failed a handful of my classes, as well. However, I’m still here, I’m still trying, and if all goes well over the next two or three weeks, I’ll finally graduate, albeit with some course substitutions under my belt. I’m not quite there yet, but I’ve done a lot in an effort to stick to it and come out the other sid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17:01:52.858000000</meta:creation-date>
    <dc:date>2022-04-30T13:24:01.840000000</dc:date>
    <meta:editing-duration>P3DT20H11M58S</meta:editing-duration>
    <meta:editing-cycles>1</meta:editing-cycles>
    <meta:document-statistic meta:table-count="0" meta:image-count="0" meta:object-count="0" meta:page-count="1" meta:paragraph-count="4" meta:word-count="195" meta:character-count="1066" meta:non-whitespace-character-count="875"/>
    <meta:generator>LibreOffice/7.1.1.2$Windows_X86_64 LibreOffice_project/fe0b08f4af1bacafe4c7ecc87ce55bb426164676</meta:generator>
  </office:meta>
</office:document-meta>
</file>